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árrafodelista" style:master-page-name="MP0" style:list-style-name="LFO1" style:family="paragraph">
      <style:paragraph-properties fo:break-before="page"/>
    </style:style>
    <style:style style:name="P2" style:parent-style-name="Párrafodelista" style:list-style-name="LFO1" style:family="paragraph"/>
    <style:style style:name="P3" style:parent-style-name="Párrafodelista" style:list-style-name="LFO2" style:family="paragraph"/>
    <style:style style:name="P4" style:parent-style-name="Párrafodelista" style:list-style-name="LFO2" style:family="paragraph"/>
    <style:style style:name="P5" style:parent-style-name="Párrafodelista" style:list-style-name="LFO2" style:family="paragraph"/>
    <style:style style:name="P6" style:parent-style-name="Párrafodelista" style:list-style-name="LFO2" style:family="paragraph"/>
    <style:style style:name="P7" style:parent-style-name="Párrafodelista" style:list-style-name="LFO2" style:family="paragraph"/>
    <style:style style:name="P8" style:parent-style-name="Párrafodelista" style:list-style-name="LFO1" style:family="paragraph"/>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office:automatic-styles>
  <office:body>
    <office:text text:use-soft-page-breaks="true">
      <text:list text:style-name="LFO1" text:continue-numbering="true">
        <text:list-item>
          <text:p text:style-name="P1">Zer dakit?</text:p>
        </text:list-item>
      </text:list>
      <text:p text:style-name="Normal">DAW (Web Aplikazioen Garapena) gradua ikasi dudanez, nahiko ondo ezagutzen ditut bai JS eta<text:s/>html canva, bai<text:s/>Git. Hori dela eta, nire galderak ideiak ateratzeko baino ez dira, edo gogoratzen ez ditudan edo bere garaian zuzenean erabili ez nituen funtzionalitate zehatzei buruz gehiago jakiteko.</text:p>
      <text:p text:style-name="Normal"/>
      <text:list text:style-name="LFO1" text:continue-numbering="true">
        <text:list-item>
          <text:p text:style-name="P2">Kontsultak:</text:p>
        </text:list-item>
      </text:list>
      <text:list text:style-name="LFO2" text:continue-numbering="true">
        <text:list-item>
          <text:p text:style-name="P3">easy game projects for beginners html canva – Google</text:p>
          <text:list text:continue-numbering="true">
            <text:list-item>
              <text:p text:style-name="P4"><text:a xlink:href="https://bencentra.com/2017-07-11-basic-html5-canvas-games.html" office:target-frame-name="_top" xlink:show="replace"><text:span text:style-name="Hipervínculo">https://bencentra.com/2017-07-11-basic-html5-canvas-games.html</text:span></text:a></text:p>
            </text:list-item>
            <text:list-item>
              <text:p text:style-name="P5">Ideia errazak proiektu bat hasteko, eta bere kodeak</text:p>
            </text:list-item>
          </text:list>
        </text:list-item>
        <text:list-item>
          <text:p text:style-name="P6">Habiendo hecho ya programas en html canvas, en donde se use el teclado pero no el ratón, que tan complicado crees que es apreder a usar las mecanicas que ofrece el ratón - ChatGPT</text:p>
          <text:list text:continue-numbering="true">
            <text:list-item>
              <text:p text:style-name="P7">Saguaren ebentuak azaldu, bere funtzionamendua eta ohien adibideak</text:p>
            </text:list-item>
          </text:list>
        </text:list-item>
      </text:list>
      <text:p text:style-name="Normal"/>
      <text:list text:style-name="LFO1" text:continue-numbering="true">
        <text:list-item>
          <text:p text:style-name="P8">Proiektua – snake jokua</text:p>
        </text:list-item>
      </text:list>
      <text:p text:style-name="Normal">Bi elementu izango ditu: sugea, handituz doazen bloke multzo bat izango dena, eta "elikagaia", posizio aleatorioko bloke bat izango dena, "buruarekin" talka egin bezain laster posizioz aldatuko dena (sugeak sortutako lehen blokea). Talka horrek bloke berri bat sortuko du sugearen amaieran. Hormekin talka egiteak ez du ezer egingo.<text:line-break/><text:line-break/>Denbora eta gogoa izanez gero, hobekuntzak</text:p>
      <text:list text:style-name="LFO2" text:continue-numbering="true">
        <text:list-item>
          <text:p text:style-name="P9">Hormekin talka egitean, partida galtzea edo<text:s/>kontrako aldera teletrasportatzea iradokitzen</text:p>
        </text:list-item>
        <text:list-item>
          <text:p text:style-name="P10">Sugearen kolore-aldaketa</text:p>
        </text:list-item>
        <text:list-item>
          <text:p text:style-name="P11">Sugearen abiadura handitzea</text:p>
        </text:list-item>
        <text:list-item>
          <text:p text:style-name="P12">Kontagailua</text:p>
        </text:list-item>
      </text:list>
      <text:p text:style-name="Normal"/>
      <text:p text:style-name="Normal"/>
      <text:p text:style-name="Normal">Kontsulta basikoak eta zer egingo degun proiektu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sther Estitxu Fernandez Jaca</meta:initial-creator>
    <dc:creator>Esther Estitxu Fernandez Jaca</dc:creator>
    <meta:creation-date>2024-11-08T07:45:00Z</meta:creation-date>
    <dc:date>2024-11-11T15:26:00Z</dc:date>
    <meta:template xlink:href="Normal" xlink:type="simple"/>
    <meta:editing-cycles>2</meta:editing-cycles>
    <meta:editing-duration>PT5820S</meta:editing-duration>
    <meta:document-statistic meta:page-count="1" meta:paragraph-count="2" meta:word-count="219" meta:character-count="1422" meta:row-count="10" meta:non-whitespace-character-count="1205"/>
  </office:meta>
</office:document-meta>
</file>